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NOTAS ACLARATORIAS DE LAS Uis</text:p>
      <text:p text:style-name="Standard"/>
      <text:list xml:id="list38351462" text:style-name="L1">
        <text:list-item>
          <text:p text:style-name="P2">Administrador</text:p>
        </text:list-item>
      </text:list>
      <text:list xml:id="list38338475" text:style-name="L2">
        <text:list-item>
          <text:p text:style-name="P3">Gestión de Pacientes</text:p>
        </text:list-item>
      </text:list>
      <text:list xml:id="list38341913" text:style-name="L3">
        <text:list-item>
          <text:p text:style-name="P4">Controlar los campos que tienen * porque son obligatorios.</text:p>
        </text:list-item>
        <text:list-item>
          <text:p text:style-name="P4">Controlar el campo “Contraseña” para que aparezca solamente junto su etiqueta para que aparezca cuando el usuario consulte la información sobre un usuario.</text:p>
        </text:list-item>
        <text:list-item>
          <text:p text:style-name="P4">Controlar el tamaño de la fotografía para que sea solamente de 150x150 píxeles.</text:p>
        </text:list-item>
        <text:list-item>
          <text:p text:style-name="P4">Controlar el botón de “Alta” y “Guardar” dependiendo del estado en que se esté.</text:p>
        </text:list-item>
        <text:list-item>
          <text:p text:style-name="P4">Depurar los eventos de los campos cuando hay un error o no cuando son obligatorios.</text:p>
        </text:list-item>
      </text:list>
      <text:list xml:id="list38334827" text:continue-list="list38338475" text:style-name="L2">
        <text:list-item>
          <text:p text:style-name="P3">Gestión de Personal</text:p>
        </text:list-item>
      </text:list>
      <text:list xml:id="list38337744" text:style-name="L4">
        <text:list-item>
          <text:p text:style-name="P5">Controlar los campos que tienen * porque son obligatorios.</text:p>
        </text:list-item>
        <text:list-item>
          <text:p text:style-name="P5">Controlar el campo “Contraseña” para que aparezca solamente junto su etiqueta para que aparezca cuando el usuario consulte la información sobre un usuario.</text:p>
        </text:list-item>
        <text:list-item>
          <text:p text:style-name="P5">Controlar el tamaño de la fotografía para que sea solamente de 150x150 píxeles.</text:p>
        </text:list-item>
        <text:list-item>
          <text:p text:style-name="P5">Controlar el botón de “Alta” y “Guardar” dependiendo del estado en que se esté.</text:p>
        </text:list-item>
        <text:list-item>
          <text:p text:style-name="P5">Depurar los eventos de los campos cuando hay un error o no cuando son obligatorios.</text:p>
        </text:list-item>
      </text:list>
      <text:list xml:id="list38347063" text:continue-list="list38334827" text:style-name="L2">
        <text:list-item>
          <text:p text:style-name="P3">Gestión de turnos</text:p>
        </text:list-item>
      </text:list>
      <text:list xml:id="list38354588" text:style-name="L5">
        <text:list-item>
          <text:p text:style-name="P6">Controlar que la fecha de Inicio y la fecha de Fin sean congruentes, es decir, la fecha de Inicio tiene que ser siempre menor igual que la fecha de Fin. </text:p>
        </text:list-item>
        <text:list-item>
          <text:p text:style-name="P6">Depurar los eventos de los campos cuando hay un error o no cuando son obligatorios.</text:p>
        </text:list-item>
      </text:list>
      <text:list xml:id="list38363770" text:continue-list="list38347063" text:style-name="L2">
        <text:list-item>
          <text:p text:style-name="P3">Gestión de citas</text:p>
        </text:list-item>
      </text:list>
      <text:list xml:id="list38337448" text:style-name="L6">
        <text:list-item>
          <text:p text:style-name="P7">Controlar los eventos.</text:p>
        </text:list-item>
        <text:list-item>
          <text:p text:style-name="P7">Depurar los eventos de los campos cuando hay un error o no cuando son obligatorios.</text:p>
        </text:list-item>
      </text:list>
      <text:p text:style-name="Standard"/>
      <text:p text:style-name="Standard"/>
      <text:p text:style-name="Standard">NOTA: Las UIs de las estadísticas están bien diseñadas, solamente hay que depurar lo que depende las estadísticas para realizarlas que son Citas y Turnos. El tema de guardar como pdf y de imprimir dichas estadísticas, lo dejaremos opcional al final del todo, como lo ultimo de to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2T00:07:06.26</meta:creation-date>
    <dc:date>2011-05-22T18:22:34.19</dc:date>
    <meta:editing-duration>PT1H19M18S</meta:editing-duration>
    <meta:editing-cycles>5</meta:editing-cycles>
    <meta:generator>LibreOffice/3.3$Win32 LibreOffice_project/330m19$Build-6</meta:generator>
    <meta:document-statistic meta:table-count="0" meta:image-count="0" meta:object-count="0" meta:page-count="1" meta:paragraph-count="21" meta:word-count="302" meta:character-count="1668"/>
  </office:meta>
</office:document-meta>
</file>